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3.1149">
            <text:p>93.1149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552">
            <text:p>98.155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667">
            <text:p>96.86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886">
            <text:p>98.088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8.0647">
            <text:p>98.0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75">
            <text:p>98.7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77">
            <text:p>98.017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143">
            <text:p>98.21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5867">
            <text:p>98.5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4.2167">
            <text:p>94.2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794">
            <text:p>97.179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5933">
            <text:p>96.5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3381">
            <text:p>97.3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1652">
            <text:p>96.165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9667">
            <text:p>95.9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611">
            <text:p>97.5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923">
            <text:p>96.8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5">
            <text:p>96.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72">
            <text:p>97.8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957">
            <text:p>97.895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417">
            <text:p>97.24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177">
            <text:p>99.217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3243">
            <text:p>97.324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63">
            <text:p>97.3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059">
            <text:p>98.0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1632">
            <text:p>99.1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">
            <text:p>95.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">
            <text:p>98.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5813">
            <text:p>98.5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7048">
            <text:p>98.704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516">
            <text:p>97.951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409">
            <text:p>97.8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308">
            <text:p>97.7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933">
            <text:p>97.89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7333">
            <text:p>98.73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715">
            <text:p>98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715">
            <text:p>98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1421">
            <text:p>97.1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35">
            <text:p>97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469">
            <text:p>97.4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9941">
            <text:p>97.9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053">
            <text:p>98.0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421">
            <text:p>97.6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8116">
            <text:p>98.81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2143">
            <text:p>98.21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81">
            <text:p>97.7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.6786">
            <text:p>95.6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4545">
            <text:p>96.4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595">
            <text:p>97.059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353">
            <text:p>97.4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2069">
            <text:p>98.20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442">
            <text:p>97.84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655">
            <text:p>96.6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381">
            <text:p>97.3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909">
            <text:p>97.69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8767">
            <text:p>96.87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3429">
            <text:p>96.3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952">
            <text:p>97.295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8.2238">
            <text:p>98.223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5375">
            <text:p>95.5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313">
            <text:p>97.3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945">
            <text:p>98.69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55">
            <text:p>96.5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364">
            <text:p>97.3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2706">
            <text:p>96.2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8967">
            <text:p>96.89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383">
            <text:p>96.538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1727">
            <text:p>99.1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522">
            <text:p>97.0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954">
            <text:p>97.595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613">
            <text:p>97.26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.3167">
            <text:p>95.31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6281">
            <text:p>97.628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192">
            <text:p>97.319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3482">
            <text:p>97.34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4824">
            <text:p>97.4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625">
            <text:p>96.7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">
            <text:p>95.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6455">
            <text:p>95.6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0978">
            <text:p>98.09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44">
            <text:p>96.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936">
            <text:p>97.593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94">
            <text:p>97.9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4308">
            <text:p>95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32">
            <text:p>98.0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737">
            <text:p>97.6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13">
            <text:p>98.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459">
            <text:p>97.945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783">
            <text:p>96.5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9667">
            <text:p>95.9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609">
            <text:p>98.36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773">
            <text:p>96.9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682">
            <text:p>96.9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59">
            <text:p>97.95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5.92">
            <text:p>95.9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6875">
            <text:p>96.6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0344">
            <text:p>97.03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345">
            <text:p>96.834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611">
            <text:p>97.5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079">
            <text:p>96.0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714">
            <text:p>96.4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706">
            <text:p>97.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0684">
            <text:p>96.068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2">
            <text:p>98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45">
            <text:p>96.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5483">
            <text:p>98.548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5818">
            <text:p>96.5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4.8826">
            <text:p>94.8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86">
            <text:p>96.8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29">
            <text:p>96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3095">
            <text:p>97.3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5094">
            <text:p>97.509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917">
            <text:p>96.7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333">
            <text:p>97.6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714">
            <text:p>96.7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8882">
            <text:p>96.8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9778">
            <text:p>96.9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261">
            <text:p>98.326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938">
            <text:p>97.3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2477">
            <text:p>96.247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273">
            <text:p>98.027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5733">
            <text:p>98.5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8083">
            <text:p>96.8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565">
            <text:p>97.45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35">
            <text:p>96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8658">
            <text:p>96.865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281">
            <text:p>98.2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6945">
            <text:p>98.69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611">
            <text:p>97.5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9539">
            <text:p>96.9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6455">
            <text:p>95.6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852">
            <text:p>96.85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6438">
            <text:p>98.6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041">
            <text:p>97.804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795">
            <text:p>97.679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62">
            <text:p>97.6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444">
            <text:p>98.0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">
            <text:p>98.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8">
            <text:p>98.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725">
            <text:p>98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6313">
            <text:p>98.6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698">
            <text:p>98.069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6313">
            <text:p>98.6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818">
            <text:p>98.3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131">
            <text:p>97.91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684">
            <text:p>96.568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4611">
            <text:p>96.4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4793">
            <text:p>96.47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3056">
            <text:p>95.30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">
            <text:p>98.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3">
            <text:p>97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176">
            <text:p>98.017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673">
            <text:p>97.467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4636">
            <text:p>97.4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149">
            <text:p>97.714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825">
            <text:p>97.48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133">
            <text:p>97.2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706">
            <text:p>97.470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6471">
            <text:p>98.6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formula="of:=SUM([.A1:.A500])/500" office:value-type="float" office:value="98.1745722000001">
            <text:p>98.1745722</text:p>
          </table:table-cell>
          <table:table-cell table:formula="of:=SUM([.B1:.B500])/100" office:value-type="float" office:value="91.72">
            <text:p>91.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2:0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2:09:53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